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10331b" officeooo:paragraph-rsid="00187e0a" style:font-size-asian="14pt" style:font-weight-asian="bold" style:font-size-complex="14pt" style:font-weight-complex="bold"/>
    </style:style>
    <style:style style:name="P2" style:family="paragraph" style:parent-style-name="Standard">
      <style:text-properties fo:font-size="14pt" fo:font-weight="bold" officeooo:rsid="000a7cdf" officeooo:paragraph-rsid="00187e0a" style:font-size-asian="14pt" style:font-weight-asian="bold" style:font-size-complex="14pt" style:font-weight-complex="bold"/>
    </style:style>
    <style:style style:name="P3" style:family="paragraph" style:parent-style-name="Standard">
      <style:text-properties fo:language="lt" fo:country="LT" officeooo:rsid="000afd70" officeooo:paragraph-rsid="00187e0a"/>
    </style:style>
    <style:style style:name="P4" style:family="paragraph" style:parent-style-name="Standard">
      <style:text-properties fo:language="lt" fo:country="LT" fo:font-weight="bold" officeooo:rsid="000afd70" officeooo:paragraph-rsid="00187e0a" style:font-weight-asian="bold" style:font-weight-complex="bold"/>
    </style:style>
    <style:style style:name="P5" style:family="paragraph" style:parent-style-name="Standard">
      <style:text-properties officeooo:rsid="000a7cdf" officeooo:paragraph-rsid="00187e0a"/>
    </style:style>
    <style:style style:name="T1" style:family="text">
      <style:text-properties fo:language="lt" fo:country="LT"/>
    </style:style>
    <style:style style:name="T2" style:family="text">
      <style:text-properties fo:language="lt" fo:country="LT" officeooo:rsid="000afd70"/>
    </style:style>
    <style:style style:name="T3" style:family="text">
      <style:text-properties fo:language="lt" fo:country="LT" officeooo:rsid="00189384"/>
    </style:style>
    <style:style style:name="T4" style:family="text">
      <style:text-properties fo:language="lt" fo:country="LT" fo:font-style="italic" fo:font-weight="bold" officeooo:rsid="000afd70" style:font-style-asian="italic" style:font-weight-asian="bold" style:font-style-complex="italic" style:font-weight-complex="bold"/>
    </style:style>
    <style:style style:name="T5" style:family="text">
      <style:text-properties fo:language="lt" fo:country="LT" officeooo:rsid="001a742a"/>
    </style:style>
    <style:style style:name="T6" style:family="text">
      <style:text-properties fo:language="lt" fo:country="LT" officeooo:rsid="001bd670"/>
    </style:style>
    <style:style style:name="T7" style:family="text">
      <style:text-properties fo:language="lt" fo:country="LT" officeooo:rsid="00187e0a"/>
    </style:style>
    <style:style style:name="T8" style:family="text">
      <style:text-properties officeooo:rsid="000afd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P</text:span><text:span text:style-name="T7">LANETŲ REIKŠMĖ</text:span></text:p>
      <text:p text:style-name="P3"/>
      <text:p text:style-name="P5"><text:span text:style-name="T2">Plačiąja prasme, jūsų astrologinis likimas priklauso nuo dangaus kūnų išsidėstymo Saulės sistemoje tuo metu, kai gimėte. Sudarant horoskopus daugiausia dėmesio skiriame konkrečiai Saulės padėčiai, kuri lemia jūsų Saulės ženklą (dar vadinamą vienu iš 12 Zodiako ženklų, kurį dalijatės su kitais asmenimis, gimusiais tuo pačiu metų laiku, kaip ir jūs). Tačiau norint aiškiai suprasti, kaip dangaus žemėlapis gali paveikti jūsų asmenybę ir gyvenimo kelią, verta atsižvelgti ir į planetų išsidėstymą - visos jos astrologijoje turi unikalią reikšmę.<text:line-break/><text:line-break/>Kiekviena planeta atspindi tam tikrą mūsų asmenybės aspektą. Pavyzdžiui, galbūt jau žinote, kad Merkurijus yra bendravimo planeta. Pagal šią simboliką kiekviena planeta taip pat valdo tam tikrą ženklą (ar ženklus), t. y. turi didžiausią įtaką to ženklo archetipiniams bruožams. Pavyzdžiui, Merkurijus yra metodiškos Mergelės ir veržl</text:span><text:span text:style-name="T3">iųjų</text:span><text:span text:style-name="T2"> Dvynių, t. y. ženklų, kuriems bendravimas yra pagrindinis saviraiškos elementas, valdovas.<text:line-break/><text:line-break/>Astrologijos pradžiamokslis: visos planetos yra pagrindiniai jūsų horoskopo veikėjai, o kiekviena iš jų yra viename iš 12 zodiako ženklų ir viename iš 12 namų tuo metu, kai gimėte. Astrologė Chani Nicholas šią dangiškąją aplinką supaprastina teatro metafora: "Planetos yra personažai, ženklai - jų kostiumai, o namai - scenos arba gyvenimo sritys, kuriose jie gyvena".<text:line-break/><text:line-break/>Grįžtant prie </text:span><text:span text:style-name="T3">astrologijos</text:span><text:span text:style-name="T2"> pagrindų, labai svarbu suprasti visų planetų reikšmes astrologijoje, kad galėtumėte interpretuoti jų santykinę padėtį savo horoskope ir tai, kokį likimą jos gali prognozuoti. Remdamiesi planetų simbolika, galime įžvelgti visus savo gyvenimo aspektus, įskaitant sveikatą. </text:span></text:p>
      <text:p text:style-name="P3"/>
      <text:p text:style-name="P4">Štai pagrindinės visų planetų reikšmės astrologijoje:</text:p>
      <text:p text:style-name="P3"/>
      <text:p text:style-name="P5"><text:span text:style-name="T4">Saulė:</text:span><text:span text:style-name="T2"> ego, kūrybiškumas</text:span></text:p>
      <text:p text:style-name="P3"/>
      <text:p text:style-name="P3">Saulė techniškai nėra planeta (ji yra žvaigždė), bet kadangi ji yra Saulės sistemos šviečiantis kūnas, astrologijoje ji atlieka panašų vaidmenį kaip ir planetos. Tiesą sakant, ji turi bene didžiausią įtaką jūsų asmenybei - jos vieta danguje tuo metu, kai gimėte, lemia jūsų Saulės ženklą, arba zodiako ženklą, kurį paprastai skaitote horoskope.</text:p>
      <text:p text:style-name="P3"/>
      <text:p text:style-name="P5"><text:span text:style-name="T2">Saulė lemia, kaip jūs skleidžiate savo šviesą šiame pasaulyje.Tai jūsų kūrybinė kibirkštis ir gyvybingumo jausmas. </text:span><text:span text:style-name="T3">G</text:span><text:span text:style-name="T2">alite geriau suprasti, kaip jos įtaka pasireiškia jūsų gyvenime, remdamiesi tuo, kokiame ženkle ji buvo, kai gimėte - kiekvieną mėnesį ji pereina į naują ženklą, taip pat galite atsižvelgti į tai, kokiame astrologiniame name ji buvo. Tai gali padėti suprasti, kokioje pagrindinėje gyvenimo srityje (pvz., karjeroje, šeimoje, kelionėse ir t. t.) bus įgyvendinamas jūsų pagrindinis tikslas.</text:span></text:p>
      <text:p text:style-name="P3"/>
      <text:p text:style-name="P5"><text:span text:style-name="T4">Mėnulis:</text:span><text:span text:style-name="T2"> emocijos</text:span></text:p>
      <text:p text:style-name="P3"/>
      <text:p text:style-name="P3">Mėnulis taip pat nėra planeta, tačiau astrologijoje jis veikia kaip įtakingas dangaus kūnas. Šiuo atveju jis atspindi mūsų emocijas, pojūčius, instinktus, intuiciją ir pasąmonę. Dažnai Mėnulio ženklas, kuris buvo jūsų gimimo metu, atspindi tam tikrą vidinę tapatybę, kuri gali skirtis nuo paviršinio asmenybės paveikslo, kurį piešia jūsų Saulės ženklas. Jis mums parodo, kaip geriausiai save puoselėti ir maitinti rūpinantis savimi.</text:p>
      <text:p text:style-name="P3"/>
      <text:p text:style-name="P3">Kadangi Mėnulis juda greitai (keičia ženklus kas dvi-tris dienas), norint teisingai nustatyti savo Mėnulio ženklą, labai svarbu žinoti tikslų laiką ir vietą, kurioje gimėte.</text:p>
      <text:p text:style-name="P3"><text:soft-page-break/></text:p>
      <text:p text:style-name="P5"><text:span text:style-name="T4">Merkurijus:</text:span><text:span text:style-name="T2"> bendravimas</text:span></text:p>
      <text:p text:style-name="P3"/>
      <text:p text:style-name="P5"><text:span text:style-name="T2">Merkurijus yra intelekto, bendravimo ir vidinio dialogo planeta. Ypač didelę įtaką mums jis turi todėl, kad tai (beveik visada) arčiausiai Žemės esanti Saulės sistemos planeta. Žodis "gyvsidab</text:span><text:span text:style-name="T5">ris</text:span><text:span text:style-name="T2">" vartojamas apibūdinti gyvybingą, nepastovų ir greitai besikeičianči</text:span><text:span text:style-name="T5">os</text:span><text:span text:style-name="T2"> nuotaik</text:span><text:span text:style-name="T5">os</text:span><text:span text:style-name="T2"> žmogų.</text:span></text:p>
      <text:p text:style-name="P3"/>
      <text:p text:style-name="P5"><text:span text:style-name="T2">Merkurijaus ženklas jūsų horoskope gali lemti, kaip analizuojate, apdorojate ir perduodate informaciją (planeta kas tris-keturias savaites pereina į naują ženklą). </text:span><text:span text:style-name="T5">Ši planeta</text:span><text:span text:style-name="T2"> simbolizuoja tai, kaip mes tvarkome savo gyvenimą per rutiną, kasdienę praktiką ir įpročius.</text:span></text:p>
      <text:p text:style-name="P3"/>
      <text:p text:style-name="P5"><text:span text:style-name="T4">Venera:</text:span><text:span text:style-name="T2"> meilė ir santykiai</text:span></text:p>
      <text:p text:style-name="P3"/>
      <text:p text:style-name="P5"><text:span text:style-name="T2">Iš esmės Venera susijusi su mūsų savivertės klausimais. Jos galia susijusi su tuo, kaip mes patiriame malonumą, nor</text:span><text:span text:style-name="T5">ą</text:span><text:span text:style-name="T2"> bendradarbiauti, gebėjim</text:span><text:span text:style-name="T5">ą</text:span><text:span text:style-name="T2"> tarpininkauti konfliktuose. Štai kodėl partnerio Veneros ženklo žinojimas (kitaip tariant, ženklo, kuriame buvo planeta, kai jis gimė) gali būti raktas į tai, kaip jis nori būti mylimas. Planeta kas keturias - penkias savaites pereina į naują ženklą.</text:span></text:p>
      <text:p text:style-name="P3"/>
      <text:p text:style-name="P3">Venera taip pat valdo mūsų finansus, o tai susiję su savivertės tema ir su tuo, kaip mums patinka būti ir jaustis įvertintiems. Ji taip pat yra visa, kas susiję su grožiu ir harmonija, taigi, kalbant apie meną ir madą, yra stiprus ryšys tarp mūsų Veneros ženklo ir stiliaus pojūčio.</text:p>
      <text:p text:style-name="P3"/>
      <text:p text:style-name="P5"><text:span text:style-name="T4">Marsas:</text:span><text:span text:style-name="T2"> fizinė energija</text:span></text:p>
      <text:p text:style-name="P3"/>
      <text:p text:style-name="P3">Ugningas ir energingas Marsas, <text:s/>atstovauja mūsų fizinei jėgai, todėl nustatant, kuriame ženkle yra jūsų Marsas, galima suprasti, koks treniruočių režimas geriausiai tinka jūsų kūnui.</text:p>
      <text:p text:style-name="P3"/>
      <text:p text:style-name="P5"><text:span text:style-name="T2">Pavyzdžiui, žmogui, kurio Marsas yra Vėžio ženkle, gali labiau patikti </text:span><text:span text:style-name="T5">joga</text:span><text:span text:style-name="T2">, o žmogui, kurio Marsas yra Dvynių ženkle, gali patikti </text:span><text:span text:style-name="T5">intensyvios kardio treniruotės</text:span><text:span text:style-name="T2">. Kadangi Marsas yra susijęs su fiziniais dalykais, energija ir aistra, jis taip pat yra mūsų seksualinius poreikius valdanti planeta. Kas šešias - septynias savaites jis pereina į naują ženklą.</text:span></text:p>
      <text:p text:style-name="P3"/>
      <text:p text:style-name="P5"><text:span text:style-name="T4">Jupiteris:</text:span><text:span text:style-name="T2"> sėkmė</text:span></text:p>
      <text:p text:style-name="P3"/>
      <text:p text:style-name="P3">Jupiteris yra didžiausia Saulės sistemos planeta, labiausiai susijusi su mūsų tikėjimu, įsitikinimais ir filosofija, ji siejama su sėkme ir likimu. Galiausiai Jupiteris nori, kad sektume tuo, kas mus labiausiai jaudina ir kas kelia didžiausią entuziazmą, džiaugsmą ir aistrą., </text:p>
      <text:p text:style-name="P3"/>
      <text:p text:style-name="P5"><text:span text:style-name="T5">Jupiteris</text:span><text:span text:style-name="T2"> taip pat yra nuotykių planeta ir rodo, kaip galime patirti gyvenimo plėtrą ir plėsti savo akiratį keliaudami, įgydami aukštąjį išsilavinimą ar ką nors kita, priklausomai nuo to, kokiame ženkle buvo Jupiteris, kai gimėte. Kas dvejus trejus metus jis pereina į kitą ženklą.</text:span></text:p>
      <text:p text:style-name="P3"/>
      <text:p text:style-name="P5"><text:span text:style-name="T4">Saturnas:</text:span><text:span text:style-name="T2"> struktūra</text:span></text:p>
      <text:p text:style-name="P3"/>
      <text:p text:style-name="P5"><text:span text:style-name="T2">Saturnas, dangaus struktūros valdovas. </text:span><text:span text:style-name="T5">A</text:span><text:span text:style-name="T2">strologijoje dažnai </text:span><text:span text:style-name="T5">yra naudamas terminas</text:span><text:span text:style-name="T2"> „Saturno sugrįžimas“, kai planeta sugrįžta į tą padėtį, kurioje ji buvo, kai gimėte, t. y. kai jums sukanka dvidešimt metų, ir iš esmės tvirtai įveda jus į suaugusiojo amžių. Šiuo laikotarpiu būdingi svarbūs etapai ar gyvenimo pokyčiai gali sukelti didesnių ezoterinių klausimų apie tikslą ir tapatybę, kurie neretai susiję su </text:span><text:span text:style-name="T5">asmenybės augimo</text:span><text:span text:style-name="T2"> </text:span><text:span text:style-name="T5">iššūkiais</text:span><text:span text:style-name="T2">.</text:span></text:p>
      <text:p text:style-name="P3"><text:soft-page-break/></text:p>
      <text:p text:style-name="P3">Saturnas atspindi mūsų suvokiamus apribojimus, autoritetingus asmenis, įsipareigojimus, atsakomybę, struktūrą ir sunkų darbą. Būtent todėl Saturno ženklo žinojimas gali padėti išsiaiškinti didžiausią jūsų gyvenimo iššūkį ir patarti, kaip geriausiai jį įveikti. Saturnas kas dvejus trejus metus pereina į naują ženklą.</text:p>
      <text:p text:style-name="P3"/>
      <text:p text:style-name="P5"><text:span text:style-name="T4">Uranas:</text:span><text:span text:style-name="T2"> inovacijos</text:span></text:p>
      <text:p text:style-name="P3"/>
      <text:p text:style-name="P5"><text:span text:style-name="T2">Naujovės, mokslas ir technologijos - tai Urano, kuris laikomas viena iš šiuolaikinių planetų, pavadinimas, nes jis buvo atrastas 1781 m., t. y. gerokai po to, kai buvo sukurtos astrologijos ir astronomijos sistemos. </text:span><text:span text:style-name="T6">Jis - </text:span><text:span text:style-name="T2"><text:s/>pokyčių ir evoliucijos varomoji jėga.</text:span></text:p>
      <text:p text:style-name="P3"/>
      <text:p text:style-name="P5"><text:span text:style-name="T2">Kadangi Uranas yra toli nuo Žemės ir tarp ženklų juda maždaug septynerius metus, jo įtaka yra labiau </text:span><text:span text:style-name="T6">juntama tarp</text:span><text:span text:style-name="T2"> kartų, o ne individuali</text:span><text:span text:style-name="T6">ai</text:span><text:span text:style-name="T2">.</text:span></text:p>
      <text:p text:style-name="P3"/>
      <text:p text:style-name="P5"><text:span text:style-name="T4">Neptūnas: </text:span><text:span text:style-name="T2">įkvėpimas</text:span></text:p>
      <text:p text:style-name="P3"/>
      <text:p text:style-name="P3">Ši tolima planeta susijusi su mūsų idealais, svajonėmis ir mistiniais polinkiais. Kai ji pereina į retrogradinį tranzitą, kaip buvo praėjusių metų pabaigoje, ji gali priminti tiesos ir iliuzijos klausimus ir paskatinti jus ieškoti visiško sąžiningumo iš savęs ir savo artimųjų.</text:p>
      <text:p text:style-name="P3"/>
      <text:p text:style-name="P3">Panašiai kaip ir Uranas, jis ilgai juda iš vieno ženklo į kitą - apie 10 - 12 metų, todėl jo įtaka yra platesnė ir apima kelias kartas. Neptūnas susijęs su vienybės jausmu, kurį galime pajusti gilios meditacijos metu, <text:s/>taip pat jis susijęs su narkotikais, kofeinu, alkoholiu ir kitomis protą keičiančiomis medžiagomis.</text:p>
      <text:p text:style-name="P3"/>
      <text:p text:style-name="P5"><text:span text:style-name="T4">Plutonas:</text:span><text:span text:style-name="T2"> atgimimas</text:span></text:p>
      <text:p text:style-name="P3"/>
      <text:p text:style-name="P3">Nors moksliškai Plutonas nebėra priskiriamas planetoms, astrologijos erdvėje jis atlieka panašų vaidmenį - šiuo atveju jis valdo kūno regeneracines jėgas, mirtį ir atgimimą. Jis susijęs su giliuoju psichologiniu mūsų pačių aspektu ir pasąmone.</text:p>
      <text:p text:style-name="P3"/>
      <text:p text:style-name="P3">Kaip ir kitos išorinės planetos, Žemės požiūriu ji juda lėtai - į naują ženklą pereina maždaug kas 12-15 metų. Todėl jos įtaka taip pat yra labiau kartų nei individuali. Šiuo metu Plutonas yra retrogradinis Ožiaragyje (ženkle, garsėjančiame darbštumu ir pragmatiškumu), o tai reiškia, kad tai praktinių permainų ir judėjimo į priekį metas visiem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2-03-01T21:45:52.393000000</dc:date>
    <meta:editing-duration>PT1M7S</meta:editing-duration>
    <meta:editing-cycles>1</meta:editing-cycles>
    <meta:document-statistic meta:table-count="0" meta:image-count="0" meta:object-count="0" meta:page-count="4" meta:paragraph-count="33" meta:word-count="1137" meta:character-count="8028" meta:non-whitespace-character-count="6916"/>
  </office:meta>
</office:document-meta>
</file>